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3cm" fo:min-width="0.074cm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975cm" svg:height="0.645cm" svg:x="3.9cm" svg:y="0.355cm">
          <draw:text-box>
            <text:p><text:span text:style-name="T1">Так чем отличается судья от мента?</text:span></text:p>
          </draw:text-box>
        </draw:frame>
        <draw:frame draw:style-name="gr2" draw:text-style-name="P3" draw:layer="layout" svg:width="2.322cm" svg:height="0.758cm" svg:x="6.188cm" svg:y="1.186cm">
          <draw:text-box>
            <text:p text:style-name="P2"><text:span text:style-name="T2">отличается</text:span></text:p>
          </draw:text-box>
        </draw:frame>
        <draw:line draw:style-name="gr3" draw:text-style-name="P2" draw:layer="layout" svg:x1="7.403cm" svg:y1="2.899cm" svg:x2="7.397cm" svg:y2="1.738cm">
          <text:p/>
        </draw:line>
        <draw:line draw:style-name="gr3" draw:text-style-name="P2" draw:layer="layout" svg:x1="5.484cm" svg:y1="2.899cm" svg:x2="7.397cm" svg:y2="1.739cm">
          <text:p/>
        </draw:line>
        <draw:line draw:style-name="gr3" draw:text-style-name="P2" draw:layer="layout" svg:x1="8.944cm" svg:y1="2.899cm" svg:x2="7.397cm" svg:y2="1.739cm">
          <text:p/>
        </draw:line>
        <draw:frame draw:style-name="gr2" draw:text-style-name="P3" draw:layer="layout" svg:width="1.294cm" svg:height="0.758cm" svg:x="8.79cm" svg:y="3.586cm">
          <draw:text-box>
            <text:p text:style-name="P2"><text:span text:style-name="T2">мент</text:span></text:p>
          </draw:text-box>
        </draw:frame>
        <draw:frame draw:style-name="gr2" draw:text-style-name="P3" draw:layer="layout" svg:width="1.421cm" svg:height="0.758cm" svg:x="6.59cm" svg:y="3.186cm">
          <draw:text-box>
            <text:p text:style-name="P2"><text:span text:style-name="T2">судья</text:span></text:p>
          </draw:text-box>
        </draw:frame>
        <draw:frame draw:style-name="gr2" draw:text-style-name="P3" draw:layer="layout" svg:width="0.777cm" svg:height="0.758cm" svg:x="6.992cm" svg:y="2.886cm">
          <draw:text-box>
            <text:p text:style-name="P2"><text:span text:style-name="T2">O</text:span></text:p>
          </draw:text-box>
        </draw:frame>
        <draw:frame draw:style-name="gr2" draw:text-style-name="P3" draw:layer="layout" svg:width="0.769cm" svg:height="0.758cm" svg:x="8.593cm" svg:y="2.886cm">
          <draw:text-box>
            <text:p text:style-name="P2"><text:span text:style-name="T2">E</text:span></text:p>
          </draw:text-box>
        </draw:frame>
        <draw:frame draw:style-name="gr2" draw:text-style-name="P3" draw:layer="layout" svg:width="1.006cm" svg:height="0.758cm" svg:x="4.591cm" svg:y="3.286cm">
          <draw:text-box>
            <text:p text:style-name="P2"><text:span text:style-name="T2">так</text:span></text:p>
          </draw:text-box>
        </draw:frame>
        <draw:frame draw:style-name="gr2" draw:text-style-name="P3" draw:layer="layout" svg:width="0.769cm" svg:height="0.758cm" svg:x="5.093cm" svg:y="2.886cm">
          <draw:text-box>
            <text:p text:style-name="P2"><text:span text:style-name="T2">E</text:span></text:p>
          </draw:text-box>
        </draw:frame>
        <draw:line draw:style-name="gr3" draw:text-style-name="P2" draw:layer="layout" svg:x1="8.93cm" svg:y1="4.17cm" svg:x2="8.929cm" svg:y2="3.383cm">
          <text:p/>
        </draw:line>
        <draw:line draw:style-name="gr3" draw:text-style-name="P2" draw:layer="layout" svg:x1="8.929cm" svg:y1="4.171cm" svg:x2="8.709cm" svg:y2="4.383cm">
          <text:p/>
        </draw:line>
        <draw:line draw:style-name="gr3" draw:text-style-name="P2" draw:layer="layout" svg:x1="8.128cm" svg:y1="3.383cm" svg:x2="9.628cm" svg:y2="3.383cm">
          <text:p/>
        </draw:line>
        <draw:line draw:style-name="gr3" draw:text-style-name="P2" draw:layer="layout" svg:x1="9.628cm" svg:y1="3.384cm" svg:x2="9.723cm" svg:y2="3.27cm">
          <text:p/>
        </draw:line>
        <draw:line draw:style-name="gr3" draw:text-style-name="P2" draw:layer="layout" svg:x1="8.037cm" svg:y1="3.496cm" svg:x2="8.132cm" svg:y2="3.382cm">
          <text:p/>
        </draw:line>
        <draw:frame draw:style-name="gr2" draw:text-style-name="P3" draw:layer="layout" svg:width="0.777cm" svg:height="0.758cm" svg:x="8.793cm" svg:y="3.286cm">
          <draw:text-box>
            <text:p text:style-name="P2"><text:span text:style-name="T2">O</text:span></text:p>
          </draw:text-box>
        </draw:frame>
        <draw:frame draw:style-name="gr2" draw:text-style-name="P3" draw:layer="layout" svg:width="0.849cm" svg:height="0.758cm" svg:x="8.194cm" svg:y="3.286cm">
          <draw:text-box>
            <text:p text:style-name="P2"><text:span text:style-name="T2">от</text:span></text:p>
          </draw:text-box>
        </draw:frame>
        <draw:frame draw:style-name="gr2" draw:text-style-name="P3" draw:layer="layout" svg:width="0.815cm" svg:height="0.758cm" svg:x="8.195cm" svg:y="3.586cm">
          <draw:text-box>
            <text:p text:style-name="P2"><text:span text:style-name="T2">-a</text:span></text:p>
          </draw:text-box>
        </draw:frame>
        <draw:frame draw:style-name="gr2" draw:text-style-name="P3" draw:layer="layout" svg:width="1.23cm" svg:height="0.758cm" svg:x="5.291cm" svg:y="3.587cm">
          <draw:text-box>
            <text:p text:style-name="P2"><text:span text:style-name="T2">?что</text:span></text:p>
          </draw:text-box>
        </draw:frame>
        <draw:line draw:style-name="gr3" draw:text-style-name="P2" draw:layer="layout" svg:x1="5.431cm" svg:y1="4.171cm" svg:x2="5.43cm" svg:y2="3.384cm">
          <text:p/>
        </draw:line>
        <draw:line draw:style-name="gr3" draw:text-style-name="P2" draw:layer="layout" svg:x1="5.43cm" svg:y1="4.172cm" svg:x2="5.21cm" svg:y2="4.384cm">
          <text:p/>
        </draw:line>
        <draw:line draw:style-name="gr3" draw:text-style-name="P2" draw:layer="layout" svg:x1="4.629cm" svg:y1="3.384cm" svg:x2="6.129cm" svg:y2="3.384cm">
          <text:p/>
        </draw:line>
        <draw:line draw:style-name="gr3" draw:text-style-name="P2" draw:layer="layout" svg:x1="5.829cm" svg:y1="3.385cm" svg:x2="5.924cm" svg:y2="3.271cm">
          <text:p/>
        </draw:line>
        <draw:line draw:style-name="gr3" draw:text-style-name="P2" draw:layer="layout" svg:x1="4.538cm" svg:y1="3.497cm" svg:x2="4.633cm" svg:y2="3.383cm">
          <text:p/>
        </draw:line>
        <draw:frame draw:style-name="gr4" draw:text-style-name="P3" draw:layer="layout" svg:width="0.777cm" svg:height="0.645cm" svg:x="5.294cm" svg:y="3.287cm">
          <draw:text-box>
            <text:p text:style-name="P2"><text:span text:style-name="T2">O</text:span></text:p>
          </draw:text-box>
        </draw:frame>
        <draw:frame draw:style-name="gr2" draw:text-style-name="P3" draw:layer="layout" svg:width="1.057cm" svg:height="0.758cm" svg:x="4.596cm" svg:y="3.587cm">
          <draw:text-box>
            <text:p text:style-name="P2"><text:span text:style-name="T2">-ем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4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4T07:08:38</dc:date>
    <dc:creator>artur </dc:creator>
    <meta:editing-duration>PT06H41M02S</meta:editing-duration>
    <meta:editing-cycles>23</meta:editing-cycles>
    <meta:generator>OpenOffice.org/3.2$Linux OpenOffice.org_project/320m19$Build-9505</meta:generator>
    <meta:printed-by>artur </meta:printed-by>
    <meta:print-date>2011-02-14T00:59:50</meta:print-date>
    <meta:document-statistic meta:object-count="27"/>
  </office:meta>
</office:document-meta>
</file>